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MicrosoftSansSerif" fo:font-size="10.5pt" style:font-name-asian="MicrosoftSansSerif" style:font-size-asian="10.5pt" style:font-name-complex="MicrosoftSansSerif" style:font-size-complex="10.5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style:font-name-asian="MicrosoftSansSerif" style:font-size-asian="10.5pt" style:font-name-complex="MicrosoftSansSerif" style:font-size-complex="10.5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fo:font-weight="bold" style:font-name-asian="MicrosoftSansSerif" style:font-size-asian="10.5pt" style:font-weight-asian="bold" style:font-name-complex="MicrosoftSansSerif" style:font-size-complex="10.5pt" style:font-weight-complex="bold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pt" style:font-name-asian="MicrosoftSansSerif" style:font-size-asian="10pt" style:font-name-complex="MicrosoftSansSerif" style:font-size-complex="10pt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1pt" style:font-name-asian="MicrosoftSansSerif" style:font-size-asian="11pt" style:font-name-complex="MicrosoftSansSerif" style:font-size-complex="11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aco Soup</text:p>
      <text:p text:style-name="P3"/>
      <text:p text:style-name="P2">3 c pinto beans</text:p>
      <text:p text:style-name="P2">12 c water</text:p>
      <text:p text:style-name="P2">1 T salt</text:p>
      <text:p text:style-name="P2">1 lb (or less) hamburger</text:p>
      <text:p text:style-name="P2">½ onion, chopped</text:p>
      <text:p text:style-name="P2">2 c (or 1 can) frozen corn</text:p>
      <text:p text:style-name="P2">1 can olives, drained and sliced</text:p>
      <text:p text:style-name="P4"><text:span text:style-name="T1">1 can (14 oz)diced tomatoes </text:span><text:span text:style-name="T2">or spicy</text:span></text:p>
      <text:p text:style-name="P5">tomatoes such as the brand Rotel</text:p>
      <text:p text:style-name="P2">2 T taco seasonings</text:p>
      <text:p text:style-name="P2"/>
      <text:p text:style-name="P2">In a large soup pot (6 to 8 qt) put 3 cups dry beans, 12 cups water and 1 T. salt. Cook for about 2 ½</text:p>
      <text:p text:style-name="P2">hours or until soft.</text:p>
      <text:p text:style-name="P2"/>
      <text:p text:style-name="P2">When beans have finished, cook hamburger and onion until meat is not longer pink and onion is soft.</text:p>
      <text:p text:style-name="P2">Add this to the cooked beans. Add remaining ingredients to cooked beans. Stir and simmer for a</text:p>
      <text:p text:style-name="P2">little bit to blend flavors. Serve with corn bread or tortilla chips and salad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30:52.28</meta:creation-date>
    <dc:date>2017-05-05T19:36:15.76</dc:date>
    <dc:creator>Crystal Miller</dc:creator>
    <meta:editing-duration>PT4M51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16" meta:word-count="129" meta:character-count="619"/>
  </office:meta>
</office:document-meta>
</file>